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7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table:number-columns-repeated="3"/>
          <table:table-cell table:style-name="Default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}</text:p>
          </table:table-cell>
          <table:table-cell table:number-columns-repeated="6"/>
          <table:table-cell table:style-name="Default"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table:number-columns-repeated="3"/>
          <table:table-cell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table:number-columns-repeated="7"/>
          <table:table-cell table:style-name="Default"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"/>
          <table:table-cell table:style-name="Default"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table:style-name="Default"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{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}</text:p>
          </table:table-cell>
          <table:table-cell table:number-columns-repeated="10"/>
          <table:table-cell table:style-name="Default"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"/>
          <table:table-cell table:style-name="Default"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"/>
          <table:table-cell table:style-name="Default"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4"/>
          <table:table-cell table:style-name="Default"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[1]</text:p>
          </table:table-cell>
          <table:table-cell table:number-columns-repeated="2" office:value-type="string" calcext:value-type="string">
            <text:p>[0]</text:p>
          </table:table-cell>
          <table:table-cell table:number-columns-repeated="18"/>
          <table:table-cell table:style-name="Default"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4"/>
          <table:table-cell table:style-name="Default"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string" calcext:value-type="string">
            <text:p>[0]</text:p>
          </table:table-cell>
          <table:table-cell office:value-type="string" calcext:value-type="string">
            <text:p>?</text:p>
          </table:table-cell>
          <table:table-cell table:number-columns-repeated="18"/>
          <table:table-cell table:style-name="Default"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4"/>
          <table:table-cell table:style-name="Default"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4"/>
          <table:table-cell table:style-name="Default"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"/>
          <table:table-cell table:style-name="Default"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/>
          <table:table-cell table:style-name="Default" table:number-columns-repeated="12"/>
        </table:table-row>
        <table:table-row table:style-name="ro1" table:number-rows-repeated="1048558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.00.0000</text:date>, <text:time style:data-style-name="N2" text:time-value="15:57:14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2T11:05:41.160000000</meta:creation-date>
    <meta:generator>LibreOffice/7.5.9.2$Windows_X86_64 LibreOffice_project/cdeefe45c17511d326101eed8008ac4092f278a9</meta:generator>
    <dc:date>2025-09-22T15:58:25.860000000</dc:date>
    <meta:editing-duration>PT3H30M39S</meta:editing-duration>
    <meta:editing-cycles>6</meta:editing-cycles>
    <meta:document-statistic meta:table-count="1" meta:cell-count="109" meta:object-count="0"/>
  </office:meta>
</office:document-meta>
</file>